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09000022BB000007F6B2360B3E.svm"/>
  <manifest:file-entry manifest:media-type="" manifest:full-path="Pictures/20000009000032DB0000260A2157D77C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7134in"/>
    </style:style>
    <style:style style:name="co3" style:family="table-column">
      <style:table-column-properties fo:break-before="auto" style:column-width="0.7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992in"/>
    </style:style>
    <style:style style:name="ro1" style:family="table-row">
      <style:table-row-properties style:row-height="0.1929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4.2476in" svg:height="3.161in" svg:x="4.9106in" svg:y="0in">
            <draw:image xlink:href="Pictures/20000009000032DB0000260A2157D77C.svm" xlink:type="simple" xlink:show="embed" xlink:actuate="onLoad">
              <text:p/>
            </draw:image>
          </draw:frame>
          <draw:frame draw:z-index="1" draw:name="Graphics 2" draw:style-name="gr1" draw:text-style-name="P1" svg:width="3.5in" svg:height="0.802in" svg:x="0.5508in" svg:y="2.5535in">
            <draw:image xlink:href="Pictures/20000009000022BB000007F6B2360B3E.svm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office:value-type="string">
            <text:p>Ga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g</text:p>
          </table:table-cell>
          <table:table-cell office:value-type="string">
            <text:p>Notes:</text:p>
          </table:table-cell>
        </table:table-row>
        <table:table-row table:style-name="ro2">
          <table:table-cell table:formula="of:=(1+(2*[.B2]/[.E2]))*([.D2]/[.C2])" office:value-type="float" office:value="0.0249502495">
            <text:p>0.025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office:value-type="float" office:value="1000000000">
            <text:p>1000000000</text:p>
          </table:table-cell>
          <table:table-cell office:value-type="string">
            <text:p>Open</text:p>
          </table:table-cell>
        </table:table-row>
        <table:table-row table:style-name="ro2">
          <table:table-cell table:formula="of:=(1+(2*[.B3]/[.E3]))*([.D3]/[.C3])" office:value-type="float" office:value="0.0499">
            <text:p>0.0499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 table:visibility="collapse">
          <table:table-cell table:formula="of:=(1+(2*[.B4]/[.E4]))*([.D4]/[.C4])" office:value-type="float" office:value="0.0526722222222222">
            <text:p>0.052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]-1000" office:value-type="float" office:value="9000">
            <text:p>9000</text:p>
          </table:table-cell>
          <table:table-cell/>
        </table:table-row>
        <table:table-row table:style-name="ro2" table:visibility="collapse">
          <table:table-cell table:formula="of:=(1+(2*[.B5]/[.E5]))*([.D5]/[.C5])" office:value-type="float" office:value="0.0561375">
            <text:p>0.0561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4]-1000" office:value-type="float" office:value="8000">
            <text:p>8000</text:p>
          </table:table-cell>
          <table:table-cell/>
        </table:table-row>
        <table:table-row table:style-name="ro2" table:visibility="collapse">
          <table:table-cell table:formula="of:=(1+(2*[.B6]/[.E6]))*([.D6]/[.C6])" office:value-type="float" office:value="0.0605928571428572">
            <text:p>0.0606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5]-1000" office:value-type="float" office:value="7000">
            <text:p>7000</text:p>
          </table:table-cell>
          <table:table-cell/>
        </table:table-row>
        <table:table-row table:style-name="ro2" table:visibility="collapse">
          <table:table-cell table:formula="of:=(1+(2*[.B7]/[.E7]))*([.D7]/[.C7])" office:value-type="float" office:value="0.0665333333333333">
            <text:p>0.066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6]-1000" office:value-type="float" office:value="6000">
            <text:p>6000</text:p>
          </table:table-cell>
          <table:table-cell/>
        </table:table-row>
        <table:table-row table:style-name="ro2">
          <table:table-cell table:formula="of:=(1+(2*[.B8]/[.E8]))*([.D8]/[.C8])" office:value-type="float" office:value="0.07485">
            <text:p>0.0749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7]-1000" office:value-type="float" office:value="5000">
            <text:p>5000</text:p>
          </table:table-cell>
          <table:table-cell/>
        </table:table-row>
        <table:table-row table:style-name="ro2" table:visibility="collapse">
          <table:table-cell table:formula="of:=(1+(2*[.B9]/[.E9]))*([.D9]/[.C9])" office:value-type="float" office:value="0.087325">
            <text:p>0.087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8]-1000" office:value-type="float" office:value="4000">
            <text:p>4000</text:p>
          </table:table-cell>
          <table:table-cell/>
        </table:table-row>
        <table:table-row table:style-name="ro2" table:visibility="collapse">
          <table:table-cell table:formula="of:=(1+(2*[.B10]/[.E10]))*([.D10]/[.C10])" office:value-type="float" office:value="0.108116666666667">
            <text:p>0.1081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9]-1000" office:value-type="float" office:value="3000">
            <text:p>3000</text:p>
          </table:table-cell>
          <table:table-cell/>
        </table:table-row>
        <table:table-row table:style-name="ro2" table:visibility="collapse">
          <table:table-cell table:formula="of:=(1+(2*[.B11]/[.E11]))*([.D11]/[.C11])" office:value-type="float" office:value="0.1497">
            <text:p>0.149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0]-1000" office:value-type="float" office:value="2000">
            <text:p>2000</text:p>
          </table:table-cell>
          <table:table-cell/>
        </table:table-row>
        <table:table-row table:style-name="ro2">
          <table:table-cell table:formula="of:=(1+(2*[.B12]/[.E12]))*([.D12]/[.C12])" office:value-type="float" office:value="0.27445">
            <text:p>0.274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1]-1000" office:value-type="float" office:value="1000">
            <text:p>1000</text:p>
          </table:table-cell>
          <table:table-cell/>
        </table:table-row>
        <table:table-row table:style-name="ro2" table:visibility="collapse">
          <table:table-cell table:formula="of:=(1+(2*[.B13]/[.E13]))*([.D13]/[.C13])" office:value-type="float" office:value="0.302172222222222">
            <text:p>0.3022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2]-100" office:value-type="float" office:value="900">
            <text:p>900</text:p>
          </table:table-cell>
          <table:table-cell/>
        </table:table-row>
        <table:table-row table:style-name="ro2" table:visibility="collapse">
          <table:table-cell table:formula="of:=(1+(2*[.B14]/[.E14]))*([.D14]/[.C14])" office:value-type="float" office:value="0.336825">
            <text:p>0.336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3]-100" office:value-type="float" office:value="800">
            <text:p>800</text:p>
          </table:table-cell>
          <table:table-cell/>
        </table:table-row>
        <table:table-row table:style-name="ro2" table:visibility="collapse">
          <table:table-cell table:formula="of:=(1+(2*[.B15]/[.E15]))*([.D15]/[.C15])" office:value-type="float" office:value="0.381378571428571">
            <text:p>0.3814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4]-100" office:value-type="float" office:value="700">
            <text:p>700</text:p>
          </table:table-cell>
          <table:table-cell/>
        </table:table-row>
        <table:table-row table:style-name="ro2" table:visibility="collapse">
          <table:table-cell table:formula="of:=(1+(2*[.B16]/[.E16]))*([.D16]/[.C16])" office:value-type="float" office:value="0.440783333333333">
            <text:p>0.440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5]-100" office:value-type="float" office:value="600">
            <text:p>600</text:p>
          </table:table-cell>
          <table:table-cell/>
        </table:table-row>
        <table:table-row table:style-name="ro2">
          <table:table-cell table:formula="of:=(1+(2*[.B17]/[.E17]))*([.D17]/[.C17])" office:value-type="float" office:value="0.52395">
            <text:p>0.524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6]-100" office:value-type="float" office:value="500">
            <text:p>500</text:p>
          </table:table-cell>
          <table:table-cell/>
        </table:table-row>
        <table:table-row table:style-name="ro2" table:visibility="collapse">
          <table:table-cell table:formula="of:=(1+(2*[.B18]/[.E18]))*([.D18]/[.C18])" office:value-type="float" office:value="0.6487">
            <text:p>0.648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7]-100" office:value-type="float" office:value="400">
            <text:p>400</text:p>
          </table:table-cell>
          <table:table-cell/>
        </table:table-row>
        <table:table-row table:style-name="ro2" table:visibility="collapse">
          <table:table-cell table:formula="of:=(1+(2*[.B19]/[.E19]))*([.D19]/[.C19])" office:value-type="float" office:value="0.856616666666667">
            <text:p>0.8566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8]-100" office:value-type="float" office:value="300">
            <text:p>300</text:p>
          </table:table-cell>
          <table:table-cell/>
        </table:table-row>
        <table:table-row table:style-name="ro2" table:visibility="collapse">
          <table:table-cell table:formula="of:=(1+(2*[.B20]/[.E20]))*([.D20]/[.C20])" office:value-type="float" office:value="1.27245">
            <text:p>1.27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19]-100" office:value-type="float" office:value="200">
            <text:p>200</text:p>
          </table:table-cell>
          <table:table-cell/>
        </table:table-row>
        <table:table-row table:style-name="ro2">
          <table:table-cell table:formula="of:=(1+(2*[.B21]/[.E21]))*([.D21]/[.C21])" office:value-type="float" office:value="2.51995">
            <text:p>2.520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0]-100" office:value-type="float" office:value="100">
            <text:p>100</text:p>
          </table:table-cell>
          <table:table-cell/>
        </table:table-row>
        <table:table-row table:style-name="ro2" table:visibility="collapse">
          <table:table-cell table:formula="of:=(1+(2*[.B22]/[.E22]))*([.D22]/[.C22])" office:value-type="float" office:value="2.79717222222222">
            <text:p>2.7972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1]-10" office:value-type="float" office:value="90">
            <text:p>90</text:p>
          </table:table-cell>
          <table:table-cell/>
        </table:table-row>
        <table:table-row table:style-name="ro2" table:visibility="collapse">
          <table:table-cell table:formula="of:=(1+(2*[.B23]/[.E23]))*([.D23]/[.C23])" office:value-type="float" office:value="3.1437">
            <text:p>3.143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2]-10" office:value-type="float" office:value="80">
            <text:p>80</text:p>
          </table:table-cell>
          <table:table-cell/>
        </table:table-row>
        <table:table-row table:style-name="ro2" table:visibility="collapse">
          <table:table-cell table:formula="of:=(1+(2*[.B24]/[.E24]))*([.D24]/[.C24])" office:value-type="float" office:value="3.58923571428571">
            <text:p>3.5892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3]-10" office:value-type="float" office:value="70">
            <text:p>70</text:p>
          </table:table-cell>
          <table:table-cell/>
        </table:table-row>
        <table:table-row table:style-name="ro2" table:visibility="collapse">
          <table:table-cell table:formula="of:=(1+(2*[.B25]/[.E25]))*([.D25]/[.C25])" office:value-type="float" office:value="4.18328333333333">
            <text:p>4.183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4]-10" office:value-type="float" office:value="60">
            <text:p>60</text:p>
          </table:table-cell>
          <table:table-cell/>
        </table:table-row>
        <table:table-row table:style-name="ro2">
          <table:table-cell table:formula="of:=(1+(2*[.B26]/[.E26]))*([.D26]/[.C26])" office:value-type="float" office:value="5.01495">
            <text:p>5.015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5]-10" office:value-type="float" office:value="50">
            <text:p>50</text:p>
          </table:table-cell>
          <table:table-cell/>
        </table:table-row>
        <table:table-row table:style-name="ro2" table:visibility="collapse">
          <table:table-cell table:formula="of:=(1+(2*[.B27]/[.E27]))*([.D27]/[.C27])" office:value-type="float" office:value="6.26245">
            <text:p>6.26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6]-10" office:value-type="float" office:value="40">
            <text:p>40</text:p>
          </table:table-cell>
          <table:table-cell/>
        </table:table-row>
        <table:table-row table:style-name="ro2" table:visibility="collapse">
          <table:table-cell table:formula="of:=(1+(2*[.B28]/[.E28]))*([.D28]/[.C28])" office:value-type="float" office:value="8.34161666666667">
            <text:p>8.3416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7]-10" office:value-type="float" office:value="30">
            <text:p>30</text:p>
          </table:table-cell>
          <table:table-cell/>
        </table:table-row>
        <table:table-row table:style-name="ro2" table:visibility="collapse">
          <table:table-cell table:formula="of:=(1+(2*[.B29]/[.E29]))*([.D29]/[.C29])" office:value-type="float" office:value="12.49995">
            <text:p>12.500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8]-10" office:value-type="float" office:value="20">
            <text:p>20</text:p>
          </table:table-cell>
          <table:table-cell/>
        </table:table-row>
        <table:table-row table:style-name="ro2">
          <table:table-cell table:formula="of:=(1+(2*[.B30]/[.E30]))*([.D30]/[.C30])" office:value-type="float" office:value="24.97495">
            <text:p>24.975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29]-10" office:value-type="float" office:value="10">
            <text:p>10</text:p>
          </table:table-cell>
          <table:table-cell/>
        </table:table-row>
        <table:table-row table:style-name="ro2" table:visibility="collapse">
          <table:table-cell table:formula="of:=(1+(2*[.B31]/[.E31]))*([.D31]/[.C31])" office:value-type="float" office:value="27.7471722222222">
            <text:p>27.7472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0]-1" office:value-type="float" office:value="9">
            <text:p>9</text:p>
          </table:table-cell>
          <table:table-cell/>
        </table:table-row>
        <table:table-row table:style-name="ro2" table:visibility="collapse">
          <table:table-cell table:formula="of:=(1+(2*[.B32]/[.E32]))*([.D32]/[.C32])" office:value-type="float" office:value="31.21245">
            <text:p>31.21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1]-1" office:value-type="float" office:value="8">
            <text:p>8</text:p>
          </table:table-cell>
          <table:table-cell/>
        </table:table-row>
        <table:table-row table:style-name="ro2" table:visibility="collapse">
          <table:table-cell table:formula="of:=(1+(2*[.B33]/[.E33]))*([.D33]/[.C33])" office:value-type="float" office:value="35.6678071428571">
            <text:p>35.667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2]-1" office:value-type="float" office:value="7">
            <text:p>7</text:p>
          </table:table-cell>
          <table:table-cell/>
        </table:table-row>
        <table:table-row table:style-name="ro2" table:visibility="collapse">
          <table:table-cell table:formula="of:=(1+(2*[.B34]/[.E34]))*([.D34]/[.C34])" office:value-type="float" office:value="41.6082833333333">
            <text:p>41.608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3]-1" office:value-type="float" office:value="6">
            <text:p>6</text:p>
          </table:table-cell>
          <table:table-cell/>
        </table:table-row>
        <table:table-row table:style-name="ro2">
          <table:table-cell table:formula="of:=(1+(2*[.B35]/[.E35]))*([.D35]/[.C35])" office:value-type="float" office:value="49.92495">
            <text:p>49.925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4]-1" office:value-type="float" office:value="5">
            <text:p>5</text:p>
          </table:table-cell>
          <table:table-cell/>
        </table:table-row>
        <table:table-row table:style-name="ro2" table:visibility="collapse">
          <table:table-cell table:formula="of:=(1+(2*[.B36]/[.E36]))*([.D36]/[.C36])" office:value-type="float" office:value="62.39995">
            <text:p>62.400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5]-1" office:value-type="float" office:value="4">
            <text:p>4</text:p>
          </table:table-cell>
          <table:table-cell/>
        </table:table-row>
        <table:table-row table:style-name="ro2" table:visibility="collapse">
          <table:table-cell table:formula="of:=(1+(2*[.B37]/[.E37]))*([.D37]/[.C37])" office:value-type="float" office:value="83.1916166666667">
            <text:p>83.1916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6]-1" office:value-type="float" office:value="3">
            <text:p>3</text:p>
          </table:table-cell>
          <table:table-cell/>
        </table:table-row>
        <table:table-row table:style-name="ro2" table:visibility="collapse">
          <table:table-cell table:formula="of:=(1+(2*[.B38]/[.E38]))*([.D38]/[.C38])" office:value-type="float" office:value="124.77495">
            <text:p>124.775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7]-1" office:value-type="float" office:value="2">
            <text:p>2</text:p>
          </table:table-cell>
          <table:table-cell/>
        </table:table-row>
        <table:table-row table:style-name="ro2">
          <table:table-cell table:formula="of:=(1+(2*[.B39]/[.E39]))*([.D39]/[.C39])" office:value-type="float" office:value="249.52495">
            <text:p>249.5250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4990">
            <text:p>4990</text:p>
          </table:table-cell>
          <table:table-cell table:formula="of:=[.E38]-1" office:value-type="float" office:value="1">
            <text:p>1</text:p>
          </table:table-cell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5/10/2014</text:date>, <text:time>11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22:28:31.13</meta:creation-date>
    <dc:date>2014-05-10T11:50:38.45</dc:date>
    <meta:editing-duration>PT17H44M8S</meta:editing-duration>
    <meta:editing-cycles>5</meta:editing-cycles>
    <meta:generator>LibreOffice/3.4$Win32 LibreOffice_project/340m1$Build-402</meta:generator>
    <meta:print-date>2014-05-09T18:35:45.88</meta:print-date>
    <meta:document-statistic meta:table-count="3" meta:cell-count="197" meta:object-count="2"/>
  </office:meta>
</office:document-meta>
</file>